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51b02" officeooo:paragraph-rsid="00051b02" style:font-size-asian="15.75pt" style:font-size-complex="18pt"/>
    </style:style>
    <style:style style:name="P2" style:family="paragraph" style:parent-style-name="Standard">
      <style:text-properties fo:font-size="12pt" officeooo:rsid="0006e918" officeooo:paragraph-rsid="0006e918" style:font-size-asian="10.5pt" style:font-size-complex="12pt"/>
    </style:style>
    <style:style style:name="P3" style:family="paragraph" style:parent-style-name="Standard">
      <style:text-properties fo:font-size="12pt" officeooo:rsid="000823d0" officeooo:paragraph-rsid="000823d0" style:font-size-asian="10.5pt" style:font-size-complex="12pt"/>
    </style:style>
    <style:style style:name="P4" style:family="paragraph" style:parent-style-name="Standard">
      <style:text-properties fo:font-size="12pt" officeooo:rsid="0009759e" officeooo:paragraph-rsid="0009759e" style:font-size-asian="10.5pt" style:font-size-complex="12pt"/>
    </style:style>
    <style:style style:name="P5" style:family="paragraph" style:parent-style-name="Standard">
      <style:text-properties fo:font-size="18pt" officeooo:rsid="00051b02" officeooo:paragraph-rsid="00051b02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099c7f" officeooo:paragraph-rsid="00099c7f" style:font-size-asian="15.75pt" style:font-size-complex="18pt"/>
    </style:style>
    <style:style style:name="P7" style:family="paragraph" style:parent-style-name="Standard">
      <style:text-properties fo:font-size="12pt" officeooo:rsid="000823d0" officeooo:paragraph-rsid="000ac1e6" style:font-size-asian="10.5pt" style:font-size-complex="12pt"/>
    </style:style>
    <style:style style:name="P8" style:family="paragraph" style:parent-style-name="Standard">
      <style:text-properties fo:font-size="12pt" officeooo:rsid="000ac1e6" officeooo:paragraph-rsid="000ac1e6" style:font-size-asian="10.5pt" style:font-size-complex="12pt"/>
    </style:style>
    <style:style style:name="P9" style:family="paragraph" style:parent-style-name="Standard">
      <style:text-properties fo:font-size="12pt" officeooo:rsid="000bee65" officeooo:paragraph-rsid="000bee65" style:font-size-asian="10.5pt" style:font-size-complex="12pt"/>
    </style:style>
    <style:style style:name="T1" style:family="text">
      <style:text-properties officeooo:rsid="000823d0"/>
    </style:style>
    <style:style style:name="T2" style:family="text">
      <style:text-properties officeooo:rsid="00099c7f"/>
    </style:style>
    <style:style style:name="T3" style:family="text">
      <style:text-properties officeooo:rsid="000ac1e6"/>
    </style:style>
    <style:style style:name="T4" style:family="text">
      <style:text-properties officeooo:rsid="000afd53"/>
    </style:style>
    <style:style style:name="T5" style:family="text">
      <style:text-properties officeooo:rsid="000bee65"/>
    </style:style>
    <style:style style:name="T6" style:family="text">
      <style:text-properties officeooo:rsid="000c728d"/>
    </style:style>
    <style:style style:name="T7" style:family="text">
      <style:text-properties officeooo:rsid="000d14c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ab/><text:tab/><text:tab/><text:tab/><text:tab/><text:tab/><text:tab/><text:span text:style-name="T6">Delete</text:span></text:p>
      <text:p text:style-name="P1"/>
      <text:p text:style-name="P1">Client<text:tab/><text:tab/><text:tab/><text:tab/><text:tab/><text:tab/><text:tab/><text:tab/><text:tab/>Server</text:p>
      <text:p text:style-name="P4"/>
      <text:p text:style-name="P2">1. <text:a xlink:type="simple" xlink:href="https://csis.svsu.edu/~jpdaws/CIS355/Prog02/customer.php" text:style-name="Internet_20_link" text:visited-style-name="Visited_20_Internet_20_Link">https://csis.svsu.edu/~jpdaws/CIS355/Prog02/customer.php</text:a><text:tab/><text:tab/>2. <text:span text:style-name="T1">customer.class.php (list_records())</text:span></text:p>
      <text:p text:style-name="P3">3. Display record list</text:p>
      <text:p text:style-name="P7">4. <text:span text:style-name="T2">Clicks delete button<text:tab/><text:tab/><text:tab/><text:tab/><text:tab/><text:tab/><text:tab/>5. </text:span>customer.class.php <text:span text:style-name="T3">(delete_record())</text:span></text:p>
      <text:p text:style-name="P8">6. Display <text:span text:style-name="T7">delete</text:span> form</text:p>
      <text:p text:style-name="P9">7. <text:span text:style-name="T7">Clicks delete button<text:tab/><text:tab/><text:tab/></text:span><text:tab/><text:tab/><text:tab/><text:tab/>8. <text:span text:style-name="T1">customer.class.php (delete_db_record())</text:span></text:p>
      <text:p text:style-name="P9">9. Display record list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09:08:38.425213645</meta:creation-date>
    <dc:date>2019-02-28T16:34:10.166959240</dc:date>
    <meta:editing-duration>PT5H35M55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34" meta:character-count="340" meta:non-whitespace-character-count="286"/>
  </office:meta>
</office:document-meta>
</file>